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645cm" svg:height="6.39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122cm" svg:height="1.122cm" svg:x="1.841cm" svg:y="2.5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22cm" svg:height="1.122cm" svg:x="4.659cm" svg:y="1.72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122cm" svg:height="1.122cm" svg:x="10.641cm" svg:y="1.63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22cm" svg:height="1.122cm" svg:x="10.596cm" svg:y="4.11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122cm" svg:height="1.122cm" svg:x="13.862cm" svg:y="2.53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99cm" svg:y1="2.666cm" svg:x2="4.659cm" svg:y2="2.287cm" draw:start-shape="id1" draw:start-glue-point="11" draw:end-shape="id2" draw:end-glue-point="6" svg:d="m2799 2666 1860-379">
          <text:p/>
        </draw:connector>
        <draw:frame draw:style-name="gr4" draw:layer="layout" svg:width="0.824cm" svg:height="1.017cm" svg:x="3.02cm" svg:y="1.667cm">
          <draw:text-box>
            <text:p>a</text:p>
          </draw:text-box>
        </draw:frame>
        <draw:frame draw:style-name="gr4" draw:layer="layout" svg:width="0.845cm" svg:height="1.017cm" svg:x="3.137cm" svg:y="2.878cm">
          <draw:text-box>
            <text:p>b</text:p>
          </draw:text-box>
        </draw:frame>
        <draw:frame draw:style-name="gr4" draw:layer="layout" svg:width="1.031cm" svg:height="1.017cm" svg:x="8.025cm" svg:y="3.567cm">
          <draw:text-box>
            <text:p>4l</text:p>
          </draw:text-box>
        </draw:frame>
        <draw:custom-shape draw:style-name="gr2" draw:text-style-name="P1" xml:id="id3" draw:id="id3" draw:layer="layout" svg:width="1.122cm" svg:height="1.122cm" svg:x="4.601cm" svg:y="3.53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22cm" svg:height="1.122cm" svg:x="7.074cm" svg:y="2.44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99cm" svg:y1="3.46cm" svg:x2="4.601cm" svg:y2="4.098cm" draw:start-shape="id1" draw:start-glue-point="9" draw:end-shape="id3" draw:end-glue-point="6" svg:d="m2799 3460 1802 638">
          <text:p/>
        </draw:connector>
        <draw:connector draw:style-name="gr3" draw:text-style-name="P1" draw:layer="layout" draw:type="line" svg:x1="5.781cm" svg:y1="2.287cm" svg:x2="7.238cm" svg:y2="2.608cm" draw:start-shape="id2" draw:start-glue-point="10" draw:end-shape="id4" draw:end-glue-point="5" svg:d="m5781 2287 1457 321">
          <text:p/>
        </draw:connector>
        <draw:connector draw:style-name="gr3" draw:text-style-name="P1" draw:layer="layout" draw:type="line" svg:x1="5.723cm" svg:y1="4.098cm" svg:x2="7.074cm" svg:y2="3.005cm" draw:start-shape="id3" draw:start-glue-point="10" draw:end-shape="id4" draw:end-glue-point="6" svg:d="m5723 4098 1351-1093">
          <text:p/>
        </draw:connector>
        <draw:connector draw:style-name="gr3" draw:text-style-name="P1" draw:layer="layout" draw:type="curve" draw:line-skew="1.273cm" svg:x1="7.238cm" svg:y1="3.402cm" svg:x2="2.402cm" svg:y2="3.624cm" draw:start-shape="id4" draw:start-glue-point="7" draw:end-shape="id1" draw:end-glue-point="8" svg:d="m7238 3402c0 3013-4836 2902-4836 222">
          <text:p/>
        </draw:connector>
        <draw:connector draw:style-name="gr3" draw:text-style-name="P1" draw:layer="layout" draw:type="line" svg:x1="8.032cm" svg:y1="2.608cm" svg:x2="10.641cm" svg:y2="2.2cm" draw:start-shape="id4" draw:start-glue-point="11" draw:end-shape="id5" draw:end-glue-point="6" svg:d="m8032 2608 2609-408">
          <text:p/>
        </draw:connector>
        <draw:connector draw:style-name="gr3" draw:text-style-name="P1" draw:layer="layout" draw:type="line" svg:x1="8.032cm" svg:y1="3.402cm" svg:x2="10.596cm" svg:y2="4.673cm" draw:start-shape="id4" draw:start-glue-point="9" draw:end-shape="id6" draw:end-glue-point="6" svg:d="m8032 3402 2564 1271">
          <text:p/>
        </draw:connector>
        <draw:connector draw:style-name="gr3" draw:text-style-name="P1" draw:layer="layout" draw:type="line" svg:x1="11.718cm" svg:y1="4.673cm" svg:x2="14.026cm" svg:y2="3.489cm" draw:start-shape="id6" draw:start-glue-point="10" draw:end-shape="id7" draw:end-glue-point="7" svg:d="m11718 4673 2308-1184">
          <text:p/>
        </draw:connector>
        <draw:connector draw:style-name="gr3" draw:text-style-name="P1" draw:layer="layout" draw:type="line" svg:x1="11.763cm" svg:y1="2.2cm" svg:x2="14.026cm" svg:y2="2.695cm" draw:start-shape="id5" draw:start-glue-point="10" draw:end-shape="id7" draw:end-glue-point="5" svg:d="m11763 2200 2263 495">
          <text:p/>
        </draw:connector>
        <draw:frame draw:style-name="gr4" draw:layer="layout" svg:width="0.824cm" svg:height="1.017cm" svg:x="5.724cm" svg:y="2.818cm">
          <draw:text-box>
            <text:p>a</text:p>
          </draw:text-box>
        </draw:frame>
        <draw:frame draw:style-name="gr4" draw:layer="layout" svg:width="0.824cm" svg:height="1.017cm" svg:x="9.002cm" svg:y="1.526cm">
          <draw:text-box>
            <text:p>a</text:p>
          </draw:text-box>
        </draw:frame>
        <draw:frame draw:style-name="gr4" draw:layer="layout" svg:width="0.824cm" svg:height="1.017cm" svg:x="12.165cm" svg:y="3.396cm">
          <draw:text-box>
            <text:p>a</text:p>
          </draw:text-box>
        </draw:frame>
        <draw:frame draw:style-name="gr4" draw:layer="layout" svg:width="0.845cm" svg:height="1.017cm" svg:x="5.841cm" svg:y="1.556cm">
          <draw:text-box>
            <text:p>b</text:p>
          </draw:text-box>
        </draw:frame>
        <draw:frame draw:style-name="gr4" draw:layer="layout" svg:width="0.845cm" svg:height="1.017cm" svg:x="12.37cm" svg:y="1.528cm">
          <draw:text-box>
            <text:p>b</text:p>
          </draw:text-box>
        </draw:frame>
        <draw:frame draw:style-name="gr4" draw:layer="layout" svg:width="0.845cm" svg:height="1.017cm" svg:x="9.064cm" svg:y="3.14cm">
          <draw:text-box>
            <text:p>b</text:p>
          </draw:text-box>
        </draw:frame>
        <draw:connector draw:style-name="gr3" draw:text-style-name="P1" draw:layer="layout" draw:type="curve" draw:line-skew="2.371cm" svg:x1="14.423cm" svg:y1="3.653cm" svg:x2="7.635cm" svg:y2="3.566cm" draw:start-shape="id7" draw:start-glue-point="8" draw:end-shape="id4" draw:end-glue-point="8" svg:d="m14423 3653c0 4327-6788 4371-6788-87">
          <text:p/>
        </draw:connector>
        <draw:connector draw:style-name="gr3" draw:text-style-name="P1" draw:layer="layout" draw:type="curve" svg:x1="10.76cm" svg:y1="5.07cm" svg:x2="7.635cm" svg:y2="3.566cm" draw:start-shape="id6" draw:start-glue-point="7" draw:end-shape="id4" draw:end-glue-point="8" svg:d="m10760 5070c-2084 0-3125-501-3125-1504">
          <text:p/>
        </draw:connector>
        <draw:connector draw:style-name="gr3" draw:text-style-name="P1" draw:layer="layout" draw:type="curve" draw:line-skew="0.353cm" svg:x1="14.423cm" svg:y1="2.531cm" svg:x2="11.202cm" svg:y2="1.639cm" draw:start-shape="id7" draw:start-glue-point="4" draw:end-shape="id5" draw:end-glue-point="4" svg:d="m14423 2531c0-1578-3221-1132-3221-892">
          <text:p/>
        </draw:connector>
        <draw:frame draw:style-name="gr4" draw:layer="layout" svg:width="1.213cm" svg:height="1.017cm" svg:x="14.092cm" svg:y="1.15cm">
          <draw:text-box>
            <text:p>7u</text:p>
          </draw:text-box>
        </draw:frame>
        <draw:frame draw:style-name="gr4" draw:layer="layout" svg:width="1.095cm" svg:height="1.017cm" svg:x="7.248cm" svg:y="5.179cm">
          <draw:text-box>
            <text:p>4r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2H1M59S</meta:editing-duration>
    <meta:editing-cycles>10</meta:editing-cycles>
    <dc:date>2011-04-27T15:50:29</dc:date>
    <meta:generator>LibreOffice/3.3$Linux LibreOffice_project/330m19$Build-202</meta:generator>
    <meta:document-statistic meta:object-count="54"/>
  </office:meta>
</office:document-meta>
</file>